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bevel" svg:stroke-linecap="butt" draw:fill="solid" draw:fill-color="#ffffff" draw:textarea-horizontal-align="left" draw:textarea-vertical-align="top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vertical-align="middle" draw:auto-grow-height="false" draw:auto-grow-width="true" fo:min-width="2.597cm"/>
    </style:style>
    <style:style style:name="gr3" style:family="graphic" style:parent-style-name="standard">
      <style:graphic-properties draw:stroke="none" draw:fill="none" draw:textarea-vertical-align="middle" draw:auto-grow-height="false" draw:auto-grow-width="true" fo:min-width="2.602cm"/>
    </style:style>
    <style:style style:name="gr4" style:family="graphic" style:parent-style-name="standard">
      <style:graphic-properties draw:stroke="none" draw:fill="none" draw:textarea-vertical-align="middle" draw:auto-grow-height="false" draw:auto-grow-width="true" fo:min-width="2.633cm"/>
    </style:style>
    <style:style style:name="gr5" style:family="graphic" style:parent-style-name="standard">
      <style:graphic-properties draw:stroke="none" draw:fill="none" draw:textarea-vertical-align="middle" draw:auto-grow-height="false" draw:auto-grow-width="true" fo:min-width="2.621cm"/>
    </style:style>
    <style:style style:name="gr6" style:family="graphic" style:parent-style-name="standard">
      <style:graphic-properties draw:stroke="none" draw:fill="none" draw:textarea-vertical-align="middle" draw:auto-grow-height="false" draw:auto-grow-width="true" fo:min-width="2.548cm"/>
    </style:style>
    <style:style style:name="gr7" style:family="graphic" style:parent-style-name="standard">
      <style:graphic-properties draw:stroke="none" draw:fill="none" draw:textarea-vertical-align="middle" draw:auto-grow-height="false" draw:auto-grow-width="true" fo:min-width="2.6cm"/>
    </style:style>
    <style:style style:name="gr8" style:family="graphic" style:parent-style-name="standard">
      <style:graphic-properties draw:stroke="none" draw:fill="none" draw:textarea-vertical-align="middle" draw:auto-grow-height="false" draw:auto-grow-width="true" fo:min-width="2.198cm"/>
    </style:style>
    <style:style style:name="gr9" style:family="graphic" style:parent-style-name="standard">
      <style:graphic-properties draw:stroke="none" draw:fill="none" draw:textarea-vertical-align="middle" draw:auto-grow-height="false" draw:auto-grow-width="true" fo:min-width="2.177cm"/>
    </style:style>
    <style:style style:name="gr10" style:family="graphic" style:parent-style-name="standard">
      <style:graphic-properties draw:stroke="none" draw:fill="none" draw:textarea-vertical-align="middle" draw:auto-grow-height="false" draw:auto-grow-width="true" fo:min-width="2.24cm"/>
    </style:style>
    <style:style style:name="gr11" style:family="graphic" style:parent-style-name="standard">
      <style:graphic-properties draw:stroke="none" draw:fill="none" draw:textarea-vertical-align="middle" draw:auto-grow-height="false" draw:auto-grow-width="true" fo:min-width="2.755cm"/>
    </style:style>
    <style:style style:name="gr12" style:family="graphic" style:parent-style-name="standard">
      <style:graphic-properties draw:stroke="none" draw:fill="none" draw:textarea-vertical-align="middle" draw:auto-grow-height="false" draw:auto-grow-width="true" fo:min-width="2.39cm"/>
    </style:style>
    <style:style style:name="gr13" style:family="graphic" style:parent-style-name="standard">
      <style:graphic-properties draw:stroke="none" draw:fill="none" draw:textarea-vertical-align="middle" draw:auto-grow-height="false" draw:auto-grow-width="true" fo:min-width="2.386cm"/>
    </style:style>
    <style:style style:name="gr14" style:family="graphic" style:parent-style-name="standard">
      <style:graphic-properties draw:stroke="none" draw:fill="none" draw:textarea-vertical-align="middle" draw:auto-grow-height="false" draw:auto-grow-width="true" fo:min-width="2.201cm"/>
    </style:style>
    <style:style style:name="gr15" style:family="graphic" style:parent-style-name="objectwithoutfill">
      <style:graphic-properties draw:marker-end="Arrow" draw:marker-end-width="0.3cm" draw:fill="none" draw:textarea-horizontal-align="left" draw:textarea-vertical-align="middle" fo:padding-top="0.1cm" fo:padding-bottom="0.1cm" fo:padding-left="0.2cm" fo:padding-right="0.2cm"/>
    </style:style>
    <style:style style:name="P1" style:family="paragraph">
      <loext:graphic-properties draw:fill="solid" draw:fill-color="#ffffff"/>
      <style:text-properties style:font-name="Arial" fo:font-size="12pt" style:font-size-asian="12pt" style:font-size-complex="12pt"/>
    </style:style>
    <style:style style:name="P2" style:family="paragraph">
      <loext:graphic-properties draw:fill="none"/>
      <style:paragraph-properties style:text-autospace="ideograph-alpha" style:punctuation-wrap="simple" style:line-break="strict" style:writing-mode="lr-tb" style:font-independent-line-spacing="false"/>
      <style:text-properties style:use-window-font-color="true" style:font-name="Arial" fo:font-size="12pt" fo:language="en" fo:country="US" style:font-size-asian="12pt" style:font-size-complex="12pt"/>
    </style:style>
    <style:style style:name="P3" style:family="paragraph">
      <loext:graphic-properties draw:fill="none"/>
      <style:paragraph-properties style:text-autospace="ideograph-alpha" style:punctuation-wrap="simple" style:line-break="strict" style:writing-mode="lr-tb" style:font-independent-line-spacing="false"/>
      <style:text-properties style:use-window-font-color="true" style:font-name="Nimbus Roman No9 L" fo:font-size="24pt" fo:language="en" fo:country="US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paragraph-properties fo:text-align="center"/>
      <style:text-properties style:font-name="Arial1" fo:font-size="12pt" style:font-size-asian="18pt" style:font-size-complex="18pt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g>
          <draw:glue-point draw:id="4" svg:x="0cm" svg:y="0cm"/>
          <draw:glue-point draw:id="5" svg:x="0cm" svg:y="0cm"/>
          <draw:glue-point draw:id="6" svg:x="0cm" svg:y="0cm"/>
          <draw:glue-point draw:id="7" svg:x="0cm" svg:y="0cm"/>
          <draw:polygon draw:style-name="gr1" draw:text-style-name="P1" draw:layer="layout" svg:width="3.877cm" svg:height="1.51cm" svg:x="8.561cm" svg:y="4.064cm" svg:viewBox="0 0 3878 1511" draw:points="0,0 3878,0 3878,1511 0,1511">
            <draw:glue-point draw:id="4" svg:x="0.018cm" svg:y="0.018cm" draw:align="center"/>
            <draw:glue-point draw:id="5" svg:x="0.018cm" svg:y="0.018cm" draw:align="center"/>
            <text:p><text:span text:style-name="T1"><text:s text:c="4"/></text:span><text:span text:style-name="T1">Parameter</text:span></text:p>
            <text:p><text:span text:style-name="T1"><text:s text:c="8"/></text:span><text:span text:style-name="T1">Entry</text:span></text:p>
          </draw:polygon>
          <draw:frame draw:style-name="gr2" draw:text-style-name="P2" draw:layer="layout" svg:width="3.097cm" svg:height="1.506cm" svg:x="8.948cm" svg:y="4.064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draw:g>
        <draw:g>
          <draw:glue-point draw:id="4" svg:x="0cm" svg:y="0cm"/>
          <draw:glue-point draw:id="5" svg:x="0cm" svg:y="0cm"/>
          <draw:glue-point draw:id="6" svg:x="0cm" svg:y="0cm"/>
          <draw:glue-point draw:id="7" svg:x="0cm" svg:y="0cm"/>
          <draw:polygon draw:style-name="gr1" draw:text-style-name="P1" draw:layer="layout" svg:width="3.867cm" svg:height="1.483cm" svg:x="8.566cm" svg:y="6.555cm" svg:viewBox="0 0 3868 1484" draw:points="0,0 3868,0 3868,1484 0,1484">
            <draw:glue-point draw:id="4" svg:x="0.018cm" svg:y="0.018cm" draw:align="center"/>
            <draw:glue-point draw:id="5" svg:x="0.018cm" svg:y="0.018cm" draw:align="center"/>
            <text:p><text:span text:style-name="T1"><text:s text:c="3"/></text:span><text:span text:style-name="T1">Item Entry</text:span></text:p>
          </draw:polygon>
          <draw:frame draw:style-name="gr3" draw:text-style-name="P2" draw:layer="layout" svg:width="3.102cm" svg:height="1.482cm" svg:x="8.954cm" svg:y="6.555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draw:g>
        <draw:g>
          <draw:glue-point draw:id="4" svg:x="0cm" svg:y="0cm"/>
          <draw:glue-point draw:id="5" svg:x="0cm" svg:y="0cm"/>
          <draw:glue-point draw:id="6" svg:x="0cm" svg:y="0cm"/>
          <draw:glue-point draw:id="7" svg:x="0cm" svg:y="0cm"/>
          <draw:polygon draw:style-name="gr1" draw:text-style-name="P1" draw:layer="layout" svg:width="3.916cm" svg:height="1.448cm" svg:x="8.542cm" svg:y="9.048cm" svg:viewBox="0 0 3917 1449" draw:points="0,0 3917,0 3917,1449 0,1449">
            <draw:glue-point draw:id="4" svg:x="0.018cm" svg:y="0.018cm" draw:align="center"/>
            <draw:glue-point draw:id="5" svg:x="0.018cm" svg:y="0.018cm" draw:align="center"/>
            <text:p><text:span text:style-name="T1"><text:s text:c="2"/></text:span><text:span text:style-name="T1">Add to Stock</text:span></text:p>
          </draw:polygon>
          <draw:frame draw:style-name="gr4" draw:text-style-name="P3" draw:layer="layout" svg:width="3.133cm" svg:height="1.456cm" svg:x="8.934cm" svg:y="9.048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draw:g>
        <draw:g>
          <draw:glue-point draw:id="4" svg:x="0cm" svg:y="0cm"/>
          <draw:glue-point draw:id="5" svg:x="0cm" svg:y="0cm"/>
          <draw:glue-point draw:id="6" svg:x="0cm" svg:y="0cm"/>
          <draw:glue-point draw:id="7" svg:x="0cm" svg:y="0cm"/>
          <draw:polygon draw:style-name="gr1" draw:text-style-name="P1" draw:layer="layout" svg:width="3.895cm" svg:height="1.413cm" svg:x="8.552cm" svg:y="11.615cm" svg:viewBox="0 0 3896 1414" draw:points="0,0 3896,0 3896,1414 0,1414">
            <draw:glue-point draw:id="4" svg:x="0.018cm" svg:y="0.018cm" draw:align="center"/>
            <draw:glue-point draw:id="5" svg:x="0.018cm" svg:y="0.018cm" draw:align="center"/>
            <text:p><text:span text:style-name="T1"><text:s text:c="4"/></text:span><text:span text:style-name="T1">Deductions</text:span></text:p>
            <text:p><text:span text:style-name="T1"><text:s text:c="4"/></text:span><text:span text:style-name="T1">from Stock</text:span></text:p>
          </draw:polygon>
          <draw:frame draw:style-name="gr5" draw:text-style-name="P3" draw:layer="layout" svg:width="3.121cm" svg:height="1.429cm" svg:x="8.942cm" svg:y="11.615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draw:g>
        <draw:g>
          <draw:glue-point draw:id="4" svg:x="0cm" svg:y="0cm"/>
          <draw:glue-point draw:id="5" svg:x="0cm" svg:y="0cm"/>
          <draw:glue-point draw:id="6" svg:x="0cm" svg:y="0cm"/>
          <draw:glue-point draw:id="7" svg:x="0cm" svg:y="0cm"/>
          <draw:polygon draw:style-name="gr1" draw:text-style-name="P1" draw:layer="layout" svg:width="3.895cm" svg:height="1.484cm" svg:x="8.552cm" svg:y="14.067cm" svg:viewBox="0 0 3896 1485" draw:points="0,0 3896,0 3896,1485 0,1485">
            <draw:glue-point draw:id="4" svg:x="0.018cm" svg:y="0.018cm" draw:align="center"/>
            <draw:glue-point draw:id="5" svg:x="0.018cm" svg:y="0.018cm" draw:align="center"/>
            <text:p><text:span text:style-name="T1"><text:s text:c="7"/></text:span><text:span text:style-name="T1">Report</text:span></text:p>
            <text:p><text:span text:style-name="T1"><text:s text:c="4"/></text:span><text:span text:style-name="T1">Generation</text:span></text:p>
          </draw:polygon>
          <draw:frame draw:style-name="gr5" draw:text-style-name="P3" draw:layer="layout" svg:width="3.121cm" svg:height="1.482cm" svg:x="8.942cm" svg:y="14.067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draw:g>
        <draw:g>
          <draw:glue-point draw:id="4" svg:x="0cm" svg:y="0cm"/>
          <draw:glue-point draw:id="5" svg:x="0cm" svg:y="0cm"/>
          <draw:glue-point draw:id="6" svg:x="0cm" svg:y="0cm"/>
          <draw:glue-point draw:id="7" svg:x="0cm" svg:y="0cm"/>
          <draw:polygon draw:style-name="gr1" draw:text-style-name="P4" draw:layer="layout" svg:width="3.81cm" svg:height="1.377cm" svg:x="8.595cm" svg:y="17.173cm" svg:viewBox="0 0 3811 1378" draw:points="0,0 3811,0 3811,1378 0,1378">
            <draw:glue-point draw:id="4" svg:x="0.018cm" svg:y="0.018cm" draw:align="center"/>
            <draw:glue-point draw:id="5" svg:x="0.018cm" svg:y="0.018cm" draw:align="center"/>
            <text:p><text:s text:c="4"/>Stock Item</text:p>
            <text:p><text:s text:c="9"/>Entry</text:p>
          </draw:polygon>
          <draw:frame draw:style-name="gr6" draw:text-style-name="P3" draw:layer="layout" svg:width="3.048cm" svg:height="1.403cm" svg:x="8.992cm" svg:y="16.695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draw:g>
        <draw:g>
          <draw:glue-point draw:id="4" svg:x="0cm" svg:y="0cm"/>
          <draw:glue-point draw:id="5" svg:x="0cm" svg:y="0cm"/>
          <draw:glue-point draw:id="6" svg:x="0cm" svg:y="0cm"/>
          <draw:glue-point draw:id="7" svg:x="0cm" svg:y="0cm"/>
          <draw:polygon draw:style-name="gr1" draw:text-style-name="P4" draw:layer="layout" svg:width="3.81cm" svg:height="1.448cm" svg:x="8.595cm" svg:y="19.102cm" svg:viewBox="0 0 3811 1449" draw:points="0,0 3811,0 3811,1449 0,1449">
            <draw:glue-point draw:id="4" svg:x="0.018cm" svg:y="0.018cm" draw:align="center"/>
            <draw:glue-point draw:id="5" svg:x="0.018cm" svg:y="0.018cm" draw:align="center"/>
            <text:p><text:s text:c="5"/>Stock File</text:p>
            <text:p><text:s text:c="7"/>Reports</text:p>
          </draw:polygon>
          <draw:frame draw:style-name="gr6" draw:text-style-name="P3" draw:layer="layout" svg:width="3.048cm" svg:height="1.456cm" svg:x="8.976cm" svg:y="19.102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draw:g>
        <draw:g>
          <draw:glue-point draw:id="4" svg:x="0cm" svg:y="0cm"/>
          <draw:glue-point draw:id="5" svg:x="0cm" svg:y="0cm"/>
          <draw:glue-point draw:id="6" svg:x="0cm" svg:y="0cm"/>
          <draw:glue-point draw:id="7" svg:x="0cm" svg:y="0cm"/>
          <draw:polygon draw:style-name="gr1" draw:text-style-name="P4" draw:layer="layout" svg:width="3.859cm" svg:height="1.342cm" svg:x="8.618cm" svg:y="21.563cm" svg:viewBox="0 0 3860 1343" draw:points="0,0 3860,0 3860,1343 0,1343">
            <draw:glue-point draw:id="4" svg:x="0.018cm" svg:y="0.018cm" draw:align="center"/>
            <draw:glue-point draw:id="5" svg:x="0.018cm" svg:y="0.018cm" draw:align="center"/>
            <text:p><text:s text:c="5"/>Stock File</text:p>
            <text:p><text:s text:c="2"/>Compression</text:p>
          </draw:polygon>
          <draw:frame draw:style-name="gr7" draw:text-style-name="P3" draw:layer="layout" svg:width="3.1cm" svg:height="1.35cm" svg:x="9.005cm" svg:y="21.563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draw:g>
        <draw:g>
          <draw:glue-point draw:id="4" svg:x="0cm" svg:y="0cm"/>
          <draw:glue-point draw:id="5" svg:x="0cm" svg:y="0cm"/>
          <draw:glue-point draw:id="6" svg:x="0cm" svg:y="0cm"/>
          <draw:glue-point draw:id="7" svg:x="0cm" svg:y="0cm"/>
          <draw:polygon draw:style-name="gr1" draw:text-style-name="P1" draw:layer="layout" svg:width="3.365cm" svg:height="1.448cm" svg:x="13.614cm" svg:y="6.588cm" svg:viewBox="0 0 3366 1449" draw:points="0,0 3366,0 3366,1449 0,1449">
            <draw:glue-point draw:id="4" svg:x="0.018cm" svg:y="0.018cm" draw:align="center"/>
            <draw:glue-point draw:id="5" svg:x="0.018cm" svg:y="0.018cm" draw:align="center"/>
            <text:p><text:span text:style-name="T1">Stock Report </text:span></text:p>
          </draw:polygon>
          <draw:frame draw:style-name="gr8" draw:text-style-name="P3" draw:layer="layout" svg:width="2.698cm" svg:height="1.456cm" svg:x="13.951cm" svg:y="6.588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draw:g>
        <draw:g>
          <draw:glue-point draw:id="4" svg:x="0cm" svg:y="0cm"/>
          <draw:glue-point draw:id="5" svg:x="0cm" svg:y="0cm"/>
          <draw:glue-point draw:id="6" svg:x="0cm" svg:y="0cm"/>
          <draw:glue-point draw:id="7" svg:x="0cm" svg:y="0cm"/>
          <draw:polygon draw:style-name="gr1" draw:text-style-name="P1" draw:layer="layout" svg:width="3.33cm" svg:height="1.413cm" svg:x="13.614cm" svg:y="9.101cm" svg:viewBox="0 0 3331 1414" draw:points="0,0 3331,0 3331,1414 0,1414">
            <draw:glue-point draw:id="4" svg:x="0.018cm" svg:y="0.018cm" draw:align="center"/>
            <draw:glue-point draw:id="5" svg:x="0.018cm" svg:y="0.018cm" draw:align="center"/>
            <text:p><text:span text:style-name="T1"><text:s text:c="4"/></text:span><text:span text:style-name="T1">Additions</text:span></text:p>
            <text:p><text:span text:style-name="T1"><text:s/></text:span><text:span text:style-name="T1">Proof Report</text:span></text:p>
          </draw:polygon>
          <draw:frame draw:style-name="gr9" draw:text-style-name="P3" draw:layer="layout" svg:width="2.677cm" svg:height="1.429cm" svg:x="13.948cm" svg:y="9.10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draw:g>
        <draw:g>
          <draw:glue-point draw:id="4" svg:x="0cm" svg:y="0cm"/>
          <draw:glue-point draw:id="5" svg:x="0cm" svg:y="0cm"/>
          <draw:glue-point draw:id="6" svg:x="0cm" svg:y="0cm"/>
          <draw:glue-point draw:id="7" svg:x="0cm" svg:y="0cm"/>
          <draw:polygon draw:style-name="gr1" draw:text-style-name="P1" draw:layer="layout" svg:width="3.436cm" svg:height="1.448cm" svg:x="13.587cm" svg:y="11.535cm" svg:viewBox="0 0 3437 1449" draw:points="0,0 3437,0 3437,1449 0,1449">
            <draw:glue-point draw:id="4" svg:x="0.018cm" svg:y="0.018cm" draw:align="center"/>
            <draw:glue-point draw:id="5" svg:x="0.018cm" svg:y="0.018cm" draw:align="center"/>
            <text:p><text:span text:style-name="T1"><text:s text:c="3"/></text:span><text:span text:style-name="T1">Deductions</text:span></text:p>
            <text:p><text:span text:style-name="T1"><text:s text:c="2"/></text:span><text:span text:style-name="T1">Proof Report</text:span></text:p>
          </draw:polygon>
          <draw:frame draw:style-name="gr10" draw:text-style-name="P3" draw:layer="layout" svg:width="2.74cm" svg:height="1.456cm" svg:x="13.93cm" svg:y="11.535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draw:g>
        <draw:g>
          <draw:glue-point draw:id="4" svg:x="0cm" svg:y="0cm"/>
          <draw:glue-point draw:id="5" svg:x="0cm" svg:y="0cm"/>
          <draw:glue-point draw:id="6" svg:x="0cm" svg:y="0cm"/>
          <draw:glue-point draw:id="7" svg:x="0cm" svg:y="0cm"/>
          <draw:polygon draw:style-name="gr1" draw:text-style-name="P1" draw:layer="layout" svg:width="3.462cm" svg:height="2.258cm" svg:x="13.529cm" svg:y="13.632cm" svg:viewBox="0 0 3463 2259" draw:points="0,0 3463,0 3463,2259 0,2259">
            <draw:glue-point draw:id="4" svg:x="0.018cm" svg:y="0.018cm" draw:align="center"/>
            <draw:glue-point draw:id="5" svg:x="0.018cm" svg:y="0.018cm" draw:align="center"/>
            <text:p><text:span text:style-name="T1"><text:s text:c="4"/></text:span><text:span text:style-name="T1">Stock List</text:span></text:p>
            <text:p><text:span text:style-name="T1"><text:s text:c="4"/></text:span><text:span text:style-name="T1">Valuation</text:span></text:p>
            <text:p><text:span text:style-name="T1"><text:s text:c="6"/></text:span><text:span text:style-name="T1">Activity</text:span></text:p>
            <text:p><text:span text:style-name="T1"><text:s text:c="5"/></text:span><text:span text:style-name="T1">Reorder</text:span></text:p>
          </draw:polygon>
          <draw:frame draw:style-name="gr11" draw:text-style-name="P3" draw:layer="layout" svg:width="3.255cm" svg:height="1.971cm" svg:x="13.656cm" svg:y="13.805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draw:g>
        <draw:g>
          <draw:glue-point draw:id="4" svg:x="0cm" svg:y="0cm"/>
          <draw:glue-point draw:id="5" svg:x="0cm" svg:y="0cm"/>
          <draw:glue-point draw:id="6" svg:x="0cm" svg:y="0cm"/>
          <draw:glue-point draw:id="7" svg:x="0cm" svg:y="0cm"/>
          <draw:polygon draw:style-name="gr1" draw:text-style-name="P4" draw:layer="layout" svg:width="3.436cm" svg:height="1.272cm" svg:x="13.561cm" svg:y="19.155cm" svg:viewBox="0 0 3437 1273" draw:points="0,0 3437,0 3437,1273 0,1273">
            <draw:glue-point draw:id="4" svg:x="0.018cm" svg:y="0.018cm" draw:align="center"/>
            <draw:glue-point draw:id="5" svg:x="0.018cm" svg:y="0.018cm" draw:align="center"/>
            <text:p><text:s text:c="3"/>Stock Lists</text:p>
          </draw:polygon>
          <draw:frame draw:style-name="gr10" draw:text-style-name="P3" draw:layer="layout" svg:width="2.74cm" svg:height="1.297cm" svg:x="13.903cm" svg:y="19.155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draw:g>
        <draw:g>
          <draw:glue-point draw:id="4" svg:x="0cm" svg:y="0cm"/>
          <draw:glue-point draw:id="5" svg:x="0cm" svg:y="0cm"/>
          <draw:glue-point draw:id="6" svg:x="0cm" svg:y="0cm"/>
          <draw:glue-point draw:id="7" svg:x="0cm" svg:y="0cm"/>
          <draw:polygon draw:style-name="gr1" draw:text-style-name="P4" draw:layer="layout" svg:width="3.702cm" svg:height="2.069cm" svg:x="3.267cm" svg:y="8.671cm" svg:viewBox="0 0 3703 2070" draw:points="0,0 3703,0 3703,2070 0,2070">
            <draw:glue-point draw:id="4" svg:x="0.018cm" svg:y="0.018cm" draw:align="center"/>
            <draw:glue-point draw:id="5" svg:x="0.018cm" svg:y="0.018cm" draw:align="center"/>
            <text:p><text:s text:c="2"/>Packing slips,</text:p>
            <text:p><text:s text:c="2"/>Goods inward,</text:p>
            <text:p><text:s text:c="4"/>PL. orders</text:p>
          </draw:polygon>
          <draw:frame draw:style-name="gr12" draw:text-style-name="P3" draw:layer="layout" svg:width="2.89cm" svg:height="1.472cm" svg:x="3.725cm" svg:y="8.894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draw:g>
        <draw:g>
          <draw:glue-point draw:id="4" svg:x="0cm" svg:y="0cm"/>
          <draw:glue-point draw:id="5" svg:x="0cm" svg:y="0cm"/>
          <draw:glue-point draw:id="6" svg:x="0cm" svg:y="0cm"/>
          <draw:glue-point draw:id="7" svg:x="0cm" svg:y="0cm"/>
          <draw:polygon draw:style-name="gr1" draw:text-style-name="P4" draw:layer="layout" svg:width="3.712cm" svg:height="1.99cm" svg:x="3.267cm" svg:y="11.302cm" svg:viewBox="0 0 3713 1991" draw:points="0,0 3713,0 3713,1991 0,1991">
            <draw:glue-point draw:id="4" svg:x="0.018cm" svg:y="0.018cm" draw:align="center"/>
            <draw:glue-point draw:id="5" svg:x="0.018cm" svg:y="0.018cm" draw:align="center"/>
            <text:p><text:s/>SL Invoicing,</text:p>
            <text:p><text:s text:c="5"/>Orders,</text:p>
            <text:p><text:s/>Eshop lists, etc</text:p>
          </draw:polygon>
          <draw:frame draw:style-name="gr13" draw:text-style-name="P3" draw:layer="layout" svg:width="2.886cm" svg:height="1.414cm" svg:x="3.739cm" svg:y="11.608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draw:g>
        <draw:g>
          <draw:glue-point draw:id="4" svg:x="0cm" svg:y="0cm"/>
          <draw:glue-point draw:id="5" svg:x="0cm" svg:y="0cm"/>
          <draw:glue-point draw:id="6" svg:x="0cm" svg:y="0cm"/>
          <draw:glue-point draw:id="7" svg:x="0cm" svg:y="0cm"/>
          <draw:polygon draw:style-name="gr1" draw:text-style-name="P1" draw:layer="layout" svg:width="3.366cm" svg:height="1.358cm" svg:x="13.574cm" svg:y="4.114cm" svg:viewBox="0 0 3367 1359" draw:points="0,0 3367,0 3367,1359 0,1359">
            <draw:glue-point draw:id="4" svg:x="0.018cm" svg:y="0.018cm" draw:align="center"/>
            <draw:glue-point draw:id="5" svg:x="0.018cm" svg:y="0.018cm" draw:align="center"/>
            <text:p><text:span text:style-name="T1"><text:s text:c="3"/></text:span><text:span text:style-name="T1">Parameter</text:span></text:p>
            <text:p><text:span text:style-name="T1"><text:s text:c="6"/></text:span><text:span text:style-name="T1">Report</text:span></text:p>
          </draw:polygon>
          <draw:frame draw:style-name="gr14" draw:text-style-name="P2" draw:layer="layout" svg:width="2.701cm" svg:height="1.349cm" svg:x="13.912cm" svg:y="4.114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draw:g>
        <draw:line draw:style-name="gr15" draw:text-style-name="P5" draw:layer="layout" svg:x1="12.453cm" svg:y1="4.816cm" svg:x2="13.652cm" svg:y2="4.851cm">
          <text:p/>
        </draw:line>
        <draw:line draw:style-name="gr15" draw:text-style-name="P5" draw:layer="layout" svg:x1="12.488cm" svg:y1="7.267cm" svg:x2="13.652cm" svg:y2="7.267cm">
          <text:p/>
        </draw:line>
        <draw:line draw:style-name="gr15" draw:text-style-name="P5" draw:layer="layout" svg:x1="7.02cm" svg:y1="9.754cm" svg:x2="8.625cm" svg:y2="9.79cm">
          <text:p/>
        </draw:line>
        <draw:line draw:style-name="gr15" draw:text-style-name="P5" draw:layer="layout" svg:x1="12.523cm" svg:y1="9.684cm" svg:x2="13.67cm" svg:y2="9.684cm">
          <text:p/>
        </draw:line>
        <draw:line draw:style-name="gr15" draw:text-style-name="P5" draw:layer="layout" svg:x1="6.985cm" svg:y1="12.294cm" svg:x2="8.607cm" svg:y2="12.312cm">
          <text:p/>
        </draw:line>
        <draw:line draw:style-name="gr15" draw:text-style-name="P5" draw:layer="layout" svg:x1="12.47cm" svg:y1="12.276cm" svg:x2="13.652cm" svg:y2="12.312cm">
          <text:p/>
        </draw:line>
        <draw:line draw:style-name="gr15" draw:text-style-name="P5" draw:layer="layout" svg:x1="12.47cm" svg:y1="14.746cm" svg:x2="13.579cm" svg:y2="14.728cm">
          <text:p/>
        </draw:line>
        <draw:line draw:style-name="gr15" draw:text-style-name="P5" draw:layer="layout" svg:x1="12.417cm" svg:y1="19.861cm" svg:x2="13.617cm" svg:y2="19.8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0.3$Linux_X86_64 LibreOffice_project/7074905676c47b82bbcfbea1aeefc84afe1c50e1</meta:generator>
    <dc:title/>
    <meta:initial-creator>Unknown</meta:initial-creator>
    <meta:editing-cycles>9</meta:editing-cycles>
    <dc:date>2017-03-31T22:50:17.622230104</dc:date>
    <meta:creation-date>2015-08-23T16:30:12</meta:creation-date>
    <meta:editing-duration>PT5H19M32S</meta:editing-duration>
    <meta:document-statistic meta:object-count="56"/>
    <meta:user-defined meta:name="email">vbcoen@btconnect.com</meta:user-defined>
  </office:meta>
</office:document-meta>
</file>